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762cm" draw:marker-start-width="0cm" draw:marker-end="Arrow" draw:marker-end-width="1.753cm" svg:stroke-opacity="40%" draw:stroke-linejoin="bevel" draw:textarea-horizontal-align="center" draw:textarea-vertical-align="middle" fo:padding-top="0.381cm" fo:padding-bottom="0.381cm" fo:padding-left="0.381cm" fo:padding-right="0.38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0cm"/>
    </style:style>
    <style:style style:name="gr3" style:family="graphic" style:parent-style-name="standard">
      <style:graphic-properties svg:stroke-width="0.051cm" draw:marker-start-width="0.381cm" draw:marker-end-width="0.381cm" draw:textarea-horizontal-align="justify" draw:textarea-vertical-align="middle" draw:auto-grow-height="false" fo:padding-top="0.025cm" fo:padding-bottom="0.025cm" fo:padding-left="0.025cm" fo:padding-right="0.025cm"/>
    </style:style>
    <style:style style:name="gr4" style:family="graphic" style:parent-style-name="standard">
      <style:graphic-properties svg:stroke-width="0.051cm" draw:marker-start-width="0.381cm" draw:marker-end-width="0.381cm" draw:textarea-horizontal-align="justify" draw:textarea-vertical-align="middle" draw:auto-grow-height="false" fo:padding-top="0.025cm" fo:padding-bottom="0.025cm" fo:padding-left="0.025cm" fo:padding-right="0.025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1cm" fo:min-width="0cm"/>
    </style:style>
    <style:style style:name="gr9" style:family="graphic" style:parent-style-name="standard">
      <style:graphic-properties draw:stroke="none" svg:stroke-width="0.051cm" svg:stroke-color="#000000" draw:marker-start-width="0.381cm" draw:marker-end-width="0.381cm" draw:fill="none" draw:fill-color="#ffffff" draw:textarea-horizontal-align="left" draw:auto-grow-height="true" draw:auto-grow-width="true" fo:min-height="0.489cm" fo:min-width="0cm"/>
    </style:style>
    <style:style style:name="gr10" style:family="graphic" style:parent-style-name="standard">
      <style:graphic-properties svg:stroke-width="0.102cm" draw:marker-start="Arrow" draw:marker-start-width="0.457cm" draw:marker-end="" draw:marker-end-width="0.457cm" draw:textarea-horizontal-align="center" draw:textarea-vertical-align="middle" fo:padding-top="0.051cm" fo:padding-bottom="0.051cm" fo:padding-left="0.051cm" fo:padding-right="0.051cm"/>
    </style:style>
    <style:style style:name="gr11" style:family="graphic" style:parent-style-name="standard">
      <style:graphic-properties svg:stroke-width="0.051cm" draw:marker-start="" draw:marker-start-width="0.381cm" draw:marker-end="Arrow" draw:marker-end-width="0.381cm" draw:textarea-horizontal-align="center" draw:textarea-vertical-align="middle" fo:padding-top="0.025cm" fo:padding-bottom="0.025cm" fo:padding-left="0.025cm" fo:padding-right="0.025cm"/>
    </style:style>
    <style:style style:name="gr12" style:family="graphic" style:parent-style-name="standard">
      <style:graphic-properties svg:stroke-width="0.051cm" draw:marker-start="Arrow" draw:marker-start-width="0.381cm" draw:marker-end-width="0.381cm" draw:textarea-horizontal-align="center" draw:textarea-vertical-align="middle" fo:padding-top="0.025cm" fo:padding-bottom="0.025cm" fo:padding-left="0.025cm" fo:padding-right="0.0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8pt"/>
    </style:style>
    <style:style style:name="P4" style:family="paragraph">
      <style:text-properties fo:font-size="6pt"/>
    </style:style>
    <style:style style:name="T1" style:family="text">
      <style:text-properties fo:font-size="18pt"/>
    </style:style>
    <style:style style:name="T2" style:family="text">
      <style:text-properties fo:font-style="italic" style:text-underline-style="solid" style:text-underline-width="auto" style:text-underline-color="font-color" fo:font-weight="bold"/>
    </style:style>
    <style:style style:name="T3" style:family="text">
      <style:text-properties fo:font-style="normal" style:text-underline-style="none" fo:font-weight="normal"/>
    </style:style>
    <style:style style:name="T4" style:family="text">
      <style:text-properties fo:font-family="'Bitstream Vera Sans'" style:font-style-name="Roman" style:font-family-generic="swiss" style:font-pitch="variable" fo:font-size="6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" style:family="text">
      <style:text-properties fo:font-family="'Bitstream Vera Sans'" style:font-family-generic="roman" style:font-pitch="variable" fo:font-size="6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237cm" svg:y1="1.616cm" svg:x2="5.935cm" svg:y2="2.865cm">
          <text:p text:style-name="P2"/>
        </draw:line>
        <draw:frame draw:style-name="gr2" draw:text-style-name="P2" draw:layer="layout" svg:width="2.288cm" svg:height="0.993cm" svg:x="9.616cm" svg:y="0.991cm">
          <draw:text-box>
            <text:p text:style-name="P2">user</text:p>
            <text:p text:style-name="P2">interaction</text:p>
          </draw:text-box>
        </draw:frame>
        <draw:custom-shape draw:style-name="gr3" draw:text-style-name="P1" draw:layer="layout" svg:width="5.08cm" svg:height="7.497cm" svg:x="2.21cm" svg:y="1.451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985cm" svg:height="4.997cm" svg:x="12.04cm" svg:y="2.701cm"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54cm" svg:height="1.249cm" svg:x="3.48cm" svg:y="2.70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2.54cm" svg:height="1.249cm" svg:x="4.115cm" svg:y="4.57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2.54cm" svg:height="1.249cm" svg:x="3.48cm" svg:y="6.449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5" draw:text-style-name="P2" draw:layer="layout" svg:width="1.124cm" svg:height="0.738cm" svg:x="2.972cm" svg:y="1.6cm">
          <draw:text-box>
            <text:p text:style-name="P2"><text:span text:style-name="T1">GUI</text:span></text:p>
          </draw:text-box>
        </draw:frame>
        <draw:frame draw:style-name="gr5" draw:text-style-name="P2" draw:layer="layout" svg:width="3.482cm" svg:height="0.738cm" svg:x="12.902cm" svg:y="2.724cm">
          <draw:text-box>
            <text:p text:style-name="P2"><text:span text:style-name="T1">Application</text:span></text:p>
          </draw:text-box>
        </draw:frame>
        <draw:frame draw:style-name="gr6" draw:text-style-name="P2" draw:layer="layout" svg:width="2.042cm" svg:height="0.497cm" svg:x="3.81cm" svg:y="3.071cm">
          <draw:text-box>
            <text:p text:style-name="P2"><text:span text:style-name="T2">widget</text:span> 1</text:p>
          </draw:text-box>
        </draw:frame>
        <draw:frame draw:style-name="gr6" draw:text-style-name="P2" draw:layer="layout" svg:width="1.835cm" svg:height="0.497cm" svg:x="4.487cm" svg:y="4.939cm">
          <draw:text-box>
            <text:p text:style-name="P2">widget 2</text:p>
          </draw:text-box>
        </draw:frame>
        <draw:frame draw:style-name="gr7" draw:text-style-name="P2" draw:layer="layout" svg:width="1.835cm" svg:height="0.497cm" svg:x="3.84cm" svg:y="6.836cm">
          <draw:text-box>
            <text:p text:style-name="P2">widget 3</text:p>
          </draw:text-box>
        </draw:frame>
        <draw:frame draw:style-name="gr8" draw:layer="layout" svg:width="0.002cm" svg:height="0.987cm" svg:x="10.465cm" svg:y="8.198cm">
          <draw:text-box>
            <text:p text:style-name="P2"/>
          </draw:text-box>
        </draw:frame>
        <draw:g>
          <draw:custom-shape draw:style-name="gr3" draw:text-style-name="P1" draw:layer="layout" svg:width="2.54cm" svg:height="1.249cm" svg:x="12.194cm" svg:y="4.575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frame draw:style-name="gr9" draw:text-style-name="P2" draw:layer="layout" svg:width="1.708cm" svg:height="0.497cm" svg:x="12.639cm" svg:y="4.944cm">
            <draw:text-box>
              <text:p text:style-name="P2"><text:span text:style-name="T3">variable</text:span></text:p>
            </draw:text-box>
          </draw:frame>
        </draw:g>
        <draw:custom-shape draw:style-name="gr3" draw:text-style-name="P1" draw:layer="layout" svg:width="6.096cm" svg:height="1.999cm" svg:x="8.814cm" svg:y="4.2cm"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11.608cm" svg:y1="5.2cm" svg:x2="9.957cm" svg:y2="5.2cm">
          <text:p text:style-name="P2"/>
        </draw:line>
        <draw:frame draw:style-name="gr5" draw:text-style-name="P3" draw:layer="layout" svg:width="1.839cm" svg:height="0.738cm" svg:x="9.797cm" svg:y="4.191cm">
          <draw:text-box>
            <text:p text:style-name="P2"><text:span text:style-name="T1">Coget</text:span></text:p>
          </draw:text-box>
        </draw:frame>
        <draw:line draw:style-name="gr11" draw:text-style-name="P1" draw:layer="layout" svg:x1="5.963cm" svg:y1="3.501cm" svg:x2="8.926cm" svg:y2="4.773cm">
          <text:p text:style-name="P2"/>
        </draw:line>
        <draw:line draw:style-name="gr12" draw:text-style-name="P1" draw:layer="layout" svg:x1="6.658cm" svg:y1="5.204cm" svg:x2="8.816cm" svg:y2="5.204cm">
          <text:p text:style-name="P2"/>
        </draw:line>
        <draw:line draw:style-name="gr12" draw:text-style-name="P1" draw:layer="layout" svg:x1="5.951cm" svg:y1="6.872cm" svg:x2="8.938cm" svg:y2="5.625cm">
          <text:p text:style-name="P2"/>
        </draw:line>
        <draw:frame draw:style-name="gr13" draw:text-style-name="P4" draw:layer="layout" svg:width="2.648cm" svg:height="0.247cm" svg:x="16.358cm" svg:y="8.618cm">
          <draw:text-box>
            <text:p text:style-name="P2"><text:span text:style-name="T4">©</text:span><text:span text:style-name="T5"> 2007 Fabrizio Pollastr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draw:fit-to-contour="true" fo:padding-top="0cm" fo:padding-bottom="0cm" fo:padding-left="0cm" fo:padding-right="0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.006cm" fo:page-height="10.1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Fabrizio Pollastri</meta:initial-creator>
    <meta:creation-date>2007-07-29T18:08:30</meta:creation-date>
    <dc:creator>Fabrizio Pollastri</dc:creator>
    <dc:date>2007-08-17T23:30:52</dc:date>
    <meta:printed-by>Fabrizio Pollastri</meta:printed-by>
    <meta:print-date>2007-07-31T12:29:14</meta:print-date>
    <dc:language>en-US</dc:language>
    <meta:editing-cycles>12</meta:editing-cycles>
    <meta:editing-duration>PT7H12M15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